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73af" officeooo:paragraph-rsid="001073af"/>
    </style:style>
    <style:style style:name="P2" style:family="paragraph" style:parent-style-name="Standard" style:list-style-name="L1">
      <style:text-properties officeooo:rsid="001073af" officeooo:paragraph-rsid="001073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 2</text:p>
      <text:p text:style-name="P1">Reproduction des plantes</text:p>
      <text:p text:style-name="P1"/>
      <text:p text:style-name="P1"/>
      <text:list xml:id="list562750159712970070" text:style-name="L1">
        <text:list-item>
          <text:p text:style-name="P2">//</text:p>
          <text:list>
            <text:list-item>
              <text:p text:style-name="P2">//</text:p>
            </text:list-item>
            <text:list-item>
              <text:p text:style-name="P2">La dissémination des graines</text:p>
              <text:list>
                <text:list-item>
                  <text:p text:style-name="P2">//</text:p>
                </text:list-item>
                <text:list-item>
                  <text:p text:style-name="P2">La plante elle-même </text:p>
                  <text:list>
                    <text:list-header>
                      <text:p text:style-name="P2">Dispersion balistique → éjection des graines hors du fruit sous pression </text:p>
                    </text:list-header>
                  </text:list>
                </text:list-item>
                <text:list-item>
                  <text:p text:style-name="P2">Le vent </text:p>
                  <text:list>
                    <text:list-header>
                      <text:p text:style-name="P2">Graines poilues, ailées ou très légères </text:p>
                    </text:list-header>
                  </text:list>
                </text:list-item>
                <text:list-item>
                  <text:p text:style-name="P2">Les animaux </text:p>
                  <text:list>
                    <text:list-header>
                      <text:p text:style-name="P2">Après ingestion </text:p>
                      <text:p text:style-name="P2">Transport par le pelage </text:p>
                      <text:p text:style-name="P2">Mise en réserve par des animaux </text:p>
                    </text:list-header>
                  </text:list>
                </text:list-item>
                <text:list-item>
                  <text:p text:style-name="P2">Cette dispersion spatiale a été favorisée par la sélection naturelle </text:p>
                </text:list-item>
                <text:list-item>
                  <text:p text:style-name="P2">Dispositifs :</text:p>
                  <text:list>
                    <text:list-header>
                      <text:p text:style-name="P2">Avantage sélectif car favorisent la perpétuation de l’espèce </text:p>
                      <text:p text:style-name="P2">Collaboration plante-animale, Coévolution / coadaptation </text:p>
                    </text:list-header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L’organisation florale, contrôlée par des gènes du développement, et le fonction de la fleur permettent le rapprochement des gamètes entre plantes fixées. </text:p>
      <text:p text:style-name="P1">La pollinisation de nombreuses plantes repose sur une collaboration animal pollinisateur / plante produit d’une coévolution. </text:p>
      <text:p text:style-name="P1">À l’issue de la fécondation, l’ovaire se transforme en fruit contenant des graines. </text:p>
      <text:p text:style-name="P1">La dispersion des graines est nécessaire à la survie et à la dispersion de la descendance. Elle repose souvent sur une collaboration animal disséminateur / plante produit d’une coévolu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0:35:41.515000000</meta:creation-date>
    <dc:date>2019-05-21T10:48:14.466000000</dc:date>
    <meta:editing-duration>PT22S</meta:editing-duration>
    <meta:editing-cycles>1</meta:editing-cycles>
    <meta:document-statistic meta:table-count="0" meta:image-count="0" meta:object-count="0" meta:page-count="1" meta:paragraph-count="22" meta:word-count="162" meta:character-count="1055" meta:non-whitespace-character-count="909"/>
    <meta:generator>LibreOffice/5.1.6.2$Windows_x86 LibreOffice_project/07ac168c60a517dba0f0d7bc7540f5afa45f0909</meta:generator>
  </office:meta>
</office:document-meta>
</file>